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71cm" draw:marker-start-width="0.413cm" draw:marker-end-width="0.413cm" draw:textarea-horizontal-align="justify" draw:textarea-vertical-align="middle" draw:auto-grow-height="false" fo:padding-top="0.16cm" fo:padding-bottom="0.16cm" fo:padding-left="0.285cm" fo:padding-right="0.28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2.192cm" svg:height="9.525cm" svg:x="5.826cm" svg:y="17.7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5T20:38:04.745720220</meta:creation-date>
    <dc:date>2016-11-22T10:51:05.090260577</dc:date>
    <meta:editing-duration>P0D</meta:editing-duration>
    <meta:editing-cycles>1</meta:editing-cycles>
    <meta:generator>LibreOffice/4.2.8.2$Linux_X86_64 LibreOffice_project/420m0$Build-2</meta:generator>
    <meta:document-statistic meta:object-count="1"/>
  </office:meta>
</office:document-meta>
</file>